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D0000031766191330D5C1CE14.png" manifest:media-type="image/png"/>
  <manifest:file-entry manifest:full-path="Pictures/100000000000026900000236A86EBFFCEEBF8B77.png" manifest:media-type="image/png"/>
  <manifest:file-entry manifest:full-path="Pictures/1000000000000368000001D96C771273A0FBB649.png" manifest:media-type="image/png"/>
  <manifest:file-entry manifest:full-path="Pictures/100002010000023E0000031C2204B3EA8F316F4B.png" manifest:media-type="image/png"/>
  <manifest:file-entry manifest:full-path="Pictures/10000201000004430000044C65F9ADFE178A4A8F.png" manifest:media-type="image/png"/>
  <manifest:file-entry manifest:full-path="Pictures/10000201000003DC000000D23EF1E3B5334D4E4D.png" manifest:media-type="image/png"/>
  <manifest:file-entry manifest:full-path="Pictures/100002010000042300000690A36B5579B2205E35.png" manifest:media-type="image/png"/>
  <manifest:file-entry manifest:full-path="Pictures/1000000000000DB4000013604F42B48706EDAD57.png" manifest:media-type="image/png"/>
  <manifest:file-entry manifest:full-path="Pictures/10000000000003060000016A70359105C286CE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draw:fill-color="#89c765" draw:textarea-horizontal-align="justify" draw:textarea-vertical-align="middle" draw:auto-grow-height="false" fo:min-height="1.584cm" fo:min-width="4.001cm"/>
    </style:style>
    <style:style style:name="gr4" style:family="graphic" style:parent-style-name="standard">
      <style:graphic-properties draw:stroke="none" draw:fill-color="#bcaed5" draw:textarea-horizontal-align="justify" draw:textarea-vertical-align="middle" draw:auto-grow-height="false" fo:min-height="1.584cm" fo:min-width="5.779cm"/>
    </style:style>
    <style:style style:name="gr5" style:family="graphic" style:parent-style-name="standard">
      <style:graphic-properties draw:stroke="none" draw:fill-color="#f79448" draw:textarea-horizontal-align="justify" draw:textarea-vertical-align="middle" draw:auto-grow-height="false" fo:min-height="1.584cm" fo:min-width="4.001cm"/>
    </style:style>
    <style:style style:name="gr6" style:family="graphic" style:parent-style-name="standard">
      <style:graphic-properties draw:stroke="none" draw:fill-color="#999999" draw:textarea-horizontal-align="justify" draw:textarea-vertical-align="middle" draw:auto-grow-height="false" fo:min-height="1.584cm" fo:min-width="4.001cm"/>
    </style:style>
    <style:style style:name="gr7" style:family="graphic" style:parent-style-name="standard">
      <style:graphic-properties draw:stroke="none" draw:fill-color="#5e8ac7" draw:textarea-horizontal-align="justify" draw:textarea-vertical-align="middle" draw:auto-grow-height="false" fo:min-height="1.584cm" fo:min-width="4.001cm"/>
    </style:style>
    <style:style style:name="gr8" style:family="graphic" style:parent-style-name="standard">
      <style:graphic-properties draw:stroke="none" draw:fill-color="#003d73" draw:textarea-horizontal-align="justify" draw:textarea-vertical-align="middle" draw:auto-grow-height="false" fo:min-height="1.584cm" fo:min-width="4.001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1.584cm" fo:min-width="4.001cm"/>
    </style:style>
    <style:style style:name="gr10" style:family="graphic" style:parent-style-name="objectwithoutfill">
      <style:graphic-properties svg:stroke-width="0.212cm" svg:stroke-color="#666666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1" style:family="graphic" style:parent-style-name="objectwithoutfill">
      <style:graphic-properties svg:stroke-width="0.212cm" svg:stroke-color="#666666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objectwithoutfill">
      <style:graphic-properties svg:stroke-width="0.212cm" svg:stroke-color="#40792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f68e76" draw:textarea-horizontal-align="justify" draw:textarea-vertical-align="middle" draw:auto-grow-height="false" fo:min-height="1.584cm" fo:min-width="4.001cm"/>
    </style:style>
    <style:style style:name="gr15" style:family="graphic" style:parent-style-name="standard">
      <style:graphic-properties svg:stroke-width="0.212cm" svg:stroke-color="#333333" draw:marker-start-width="0.518cm" draw:marker-end-width="0.518cm" draw:fill="none" draw:textarea-horizontal-align="justify" draw:textarea-vertical-align="middle" draw:auto-grow-height="false" fo:min-height="21.207cm" fo:min-width="6.606cm" fo:padding-top="0.231cm" fo:padding-bottom="0.231cm" fo:padding-left="0.356cm" fo:padding-right="0.356cm"/>
    </style:style>
    <style:style style:name="gr16" style:family="graphic" style:parent-style-name="objectwithoutfill">
      <style:graphic-properties svg:stroke-width="0.212cm" svg:stroke-color="#666666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89c765"/>
      <style:paragraph-properties fo:text-align="center"/>
      <style:text-properties style:font-name="Ubuntu Condensed"/>
    </style:style>
    <style:style style:name="P4" style:family="paragraph">
      <loext:graphic-properties draw:fill-color="#bcaed5"/>
      <style:paragraph-properties fo:text-align="center"/>
      <style:text-properties style:font-name="Ubuntu Condensed"/>
    </style:style>
    <style:style style:name="P5" style:family="paragraph">
      <loext:graphic-properties draw:fill-color="#f79448"/>
      <style:paragraph-properties fo:text-align="center"/>
      <style:text-properties style:font-name="Ubuntu Condensed"/>
    </style:style>
    <style:style style:name="P6" style:family="paragraph">
      <loext:graphic-properties draw:fill-color="#999999"/>
      <style:paragraph-properties fo:text-align="center"/>
      <style:text-properties style:font-name="Ubuntu Condensed"/>
    </style:style>
    <style:style style:name="P7" style:family="paragraph">
      <loext:graphic-properties draw:fill-color="#5e8ac7"/>
      <style:paragraph-properties fo:text-align="center"/>
      <style:text-properties style:font-name="Ubuntu Condensed"/>
    </style:style>
    <style:style style:name="P8" style:family="paragraph">
      <loext:graphic-properties draw:fill-color="#003d73"/>
      <style:paragraph-properties fo:text-align="center"/>
      <style:text-properties fo:color="#ffffff" style:font-name="Ubuntu Condensed"/>
    </style:style>
    <style:style style:name="P9" style:family="paragraph">
      <loext:graphic-properties draw:fill-color="#000000"/>
      <style:paragraph-properties fo:text-align="center"/>
      <style:text-properties fo:color="#ffffff" style:font-name="Ubuntu Condensed"/>
    </style:style>
    <style:style style:name="P10" style:family="paragraph">
      <loext:graphic-properties draw:fill-color="#f68e76"/>
      <style:paragraph-properties fo:text-align="center"/>
      <style:text-properties style:font-name="Ubuntu Condensed"/>
    </style:style>
    <style:style style:name="T1" style:family="text">
      <style:text-properties style:font-name="Ubuntu Condensed" fo:font-size="26pt" style:font-size-asian="26pt" style:font-size-complex="26pt"/>
    </style:style>
    <style:style style:name="T2" style:family="text">
      <style:text-properties fo:color="#ffffff" style:font-name="Ubuntu Condensed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8" draw:id="id8" draw:layer="layout" svg:width="3.683cm" svg:height="5.108cm" svg:x="1.889cm" svg:y="15.478cm">
          <draw:image xlink:href="Pictures/100002010000023E0000031C2204B3EA8F316F4B.png" xlink:type="simple" xlink:show="embed" xlink:actuate="onLoad">
            <text:p/>
          </draw:image>
        </draw:frame>
        <draw:frame draw:style-name="gr1" draw:text-style-name="P1" xml:id="id1" draw:id="id1" draw:layer="layout" svg:width="13.35cm" svg:height="2.837cm" svg:x="9.367cm" svg:y="17.721cm">
          <draw:image xlink:href="Pictures/10000201000003DC000000D23EF1E3B5334D4E4D.png" xlink:type="simple" xlink:show="embed" xlink:actuate="onLoad">
            <text:p/>
          </draw:image>
        </draw:frame>
        <draw:frame draw:style-name="gr1" draw:text-style-name="P1" xml:id="id3" draw:id="id3" draw:layer="layout" svg:width="9.777cm" svg:height="4.572cm" svg:x="26.146cm" svg:y="3.528cm">
          <draw:image xlink:href="Pictures/10000000000003060000016A70359105C286CE3A.png" xlink:type="simple" xlink:show="embed" xlink:actuate="onLoad">
            <text:p/>
          </draw:image>
        </draw:frame>
        <draw:frame draw:style-name="gr1" draw:text-style-name="P1" xml:id="id2" draw:id="id2" draw:layer="layout" svg:width="5.461cm" svg:height="5.505cm" svg:x="27.543cm" svg:y="16.311cm">
          <draw:image xlink:href="Pictures/10000201000004430000044C65F9ADFE178A4A8F.png" xlink:type="simple" xlink:show="embed" xlink:actuate="onLoad">
            <text:p/>
          </draw:image>
        </draw:frame>
        <draw:frame draw:style-name="gr1" draw:text-style-name="P1" xml:id="id4" draw:id="id4" draw:layer="layout" svg:width="6.243cm" svg:height="5.727cm" svg:x="27.396cm" svg:y="30.198cm">
          <draw:image xlink:href="Pictures/100000000000026900000236A86EBFFCEEBF8B77.png" xlink:type="simple" xlink:show="embed" xlink:actuate="onLoad">
            <text:p/>
          </draw:image>
        </draw:frame>
        <draw:frame draw:style-name="gr2" draw:text-style-name="P1" xml:id="id5" draw:id="id5" draw:layer="layout" svg:width="4.581cm" svg:height="6.477cm" svg:x="38.846cm" svg:y="10.271cm">
          <draw:image xlink:href="Pictures/1000000000000DB4000013604F42B48706EDAD57.png" xlink:type="simple" xlink:show="embed" xlink:actuate="onLoad">
            <text:p/>
          </draw:image>
        </draw:frame>
        <draw:frame draw:style-name="gr1" draw:text-style-name="P1" xml:id="id6" draw:id="id6" draw:layer="layout" svg:width="3.653cm" svg:height="4.906cm" svg:x="39.13cm" svg:y="21.955cm">
          <draw:image xlink:href="Pictures/100000000000024D0000031766191330D5C1CE14.png" xlink:type="simple" xlink:show="embed" xlink:actuate="onLoad">
            <text:p/>
          </draw:image>
        </draw:frame>
        <draw:frame draw:style-name="gr1" draw:text-style-name="P1" xml:id="id11" draw:id="id11" draw:layer="layout" svg:width="7.493cm" svg:height="4.064cm" svg:x="50.149cm" svg:y="24.495cm">
          <draw:image xlink:href="Pictures/1000000000000368000001D96C771273A0FBB649.png" xlink:type="simple" xlink:show="embed" xlink:actuate="onLoad">
            <text:p/>
          </draw:image>
        </draw:frame>
        <draw:custom-shape draw:style-name="gr3" draw:text-style-name="P3" xml:id="id9" draw:id="id9" draw:layer="layout" svg:width="4.699cm" svg:height="2.032cm" svg:x="1.381cm" svg:y="21.348cm">
          <text:p text:style-name="P2"><text:span text:style-name="T1">Was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477cm" svg:height="2.032cm" svg:x="12.557cm" svg:y="21.193cm">
          <text:p text:style-name="P2"><text:span text:style-name="T1">Biogas diges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699cm" svg:height="2.032cm" svg:x="38.592cm" svg:y="27.115cm">
          <text:p text:style-name="P2"><text:span text:style-name="T1">He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699cm" svg:height="2.032cm" svg:x="27.882cm" svg:y="22.324cm">
          <text:p text:style-name="P2"><text:span text:style-name="T1">Meth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699cm" svg:height="2.032cm" svg:x="28.3cm" svg:y="36.433cm">
          <text:p text:style-name="P2"><text:span text:style-name="T1">Fertili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4.699cm" svg:height="2.032cm" svg:x="38.592cm" svg:y="17.256cm">
          <text:p text:style-name="P2"><text:span text:style-name="T1">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4.699cm" svg:height="2.032cm" svg:x="51.546cm" svg:y="29.194cm">
          <text:p text:style-name="P2"><text:span text:style-name="T2">Commun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4.699cm" svg:height="2.032cm" svg:x="27.924cm" svg:y="8.441cm">
          <text:p text:style-name="P2"><text:span text:style-name="T2">Chemic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6.207cm" svg:y1="19.796cm" svg:x2="8.958cm" svg:y2="19.796cm" svg:d="M6207 19796h2751" svg:viewBox="0 0 2752 1">
          <text:p/>
        </draw:connector>
        <draw:connector draw:style-name="gr10" draw:text-style-name="P1" draw:layer="layout" draw:type="line" svg:x1="22.717cm" svg:y1="19.139cm" svg:x2="27.543cm" svg:y2="19.063cm" draw:start-shape="id1" draw:start-glue-point="1" draw:end-shape="id2" draw:end-glue-point="3" svg:d="M22717 19139l4826-76" svg:viewBox="0 0 4827 77">
          <text:p/>
        </draw:connector>
        <draw:connector draw:style-name="gr11" draw:text-style-name="P1" draw:layer="layout" draw:type="curve" svg:x1="22.717cm" svg:y1="19.139cm" svg:x2="26.146cm" svg:y2="5.814cm" draw:start-shape="id1" draw:start-glue-point="1" draw:end-shape="id3" svg:d="M22717 19139c2572 0 858-13325 3429-13325" svg:viewBox="0 0 3430 13326">
          <text:p/>
        </draw:connector>
        <draw:connector draw:style-name="gr11" draw:text-style-name="P1" draw:layer="layout" draw:type="curve" svg:x1="22.717cm" svg:y1="19.139cm" svg:x2="27.396cm" svg:y2="33.061cm" draw:start-shape="id1" draw:start-glue-point="1" draw:end-shape="id4" draw:end-glue-point="3" svg:d="M22717 19139c3510 0 1171 13922 4679 13922" svg:viewBox="0 0 4680 13923">
          <text:p/>
        </draw:connector>
        <draw:connector draw:style-name="gr11" draw:text-style-name="P1" draw:layer="layout" draw:type="curve" svg:x1="33.004cm" svg:y1="19.063cm" svg:x2="38.846cm" svg:y2="13.509cm" draw:start-shape="id2" draw:start-glue-point="1" draw:end-shape="id5" svg:d="M33004 19063c4381 0 1461-5554 5842-5554" svg:viewBox="0 0 5843 5555">
          <text:p/>
        </draw:connector>
        <draw:connector draw:style-name="gr11" draw:text-style-name="P1" draw:layer="layout" draw:type="curve" svg:x1="33.004cm" svg:y1="19.063cm" svg:x2="39.13cm" svg:y2="24.408cm" draw:start-shape="id2" draw:start-glue-point="1" draw:end-shape="id6" draw:end-glue-point="3" svg:d="M33004 19063c4594 0 1532 5345 6126 5345" svg:viewBox="0 0 6127 5346">
          <text:p/>
        </draw:connector>
        <draw:connector draw:style-name="gr11" draw:text-style-name="P1" draw:layer="layout" draw:type="curve" draw:line-skew="3.066cm" svg:x1="35.923cm" svg:y1="5.814cm" svg:x2="49.895cm" svg:y2="20.748cm" draw:start-shape="id3" draw:start-glue-point="1" draw:end-shape="id7" draw:end-glue-point="3" svg:d="M35923 5814c14998 0 8013 14934 13972 14934" svg:viewBox="0 0 13973 14935">
          <text:p/>
        </draw:connector>
        <draw:connector draw:style-name="gr11" draw:text-style-name="P1" draw:layer="layout" draw:type="curve" svg:x1="43.427cm" svg:y1="13.509cm" svg:x2="49.895cm" svg:y2="20.748cm" draw:start-shape="id5" draw:start-glue-point="1" draw:end-shape="id7" draw:end-glue-point="3" svg:d="M43427 13509c4771 0 1538 7239 6468 7239" svg:viewBox="0 0 6469 7240">
          <text:p/>
        </draw:connector>
        <draw:connector draw:style-name="gr11" draw:text-style-name="P1" draw:layer="layout" draw:type="curve" svg:x1="42.783cm" svg:y1="24.408cm" svg:x2="49.895cm" svg:y2="20.748cm" draw:start-shape="id6" draw:start-glue-point="1" draw:end-shape="id7" draw:end-glue-point="3" svg:d="M42783 24408c5254 0 1699-3660 7112-3660" svg:viewBox="0 0 7113 3661">
          <text:p/>
        </draw:connector>
        <draw:connector draw:style-name="gr11" draw:text-style-name="P1" draw:layer="layout" draw:type="curve" draw:line-skew="3.184cm" svg:x1="33.639cm" svg:y1="33.061cm" svg:x2="49.895cm" svg:y2="20.748cm" draw:start-shape="id4" draw:start-glue-point="1" draw:end-shape="id7" svg:d="M33639 33061c16888 0 8761-12313 16256-12313" svg:viewBox="0 0 16257 12314">
          <text:p/>
        </draw:connector>
        <draw:connector draw:style-name="gr12" draw:text-style-name="P1" draw:layer="layout" draw:type="curve" draw:line-skew="-5.884cm" svg:x1="53.832cm" svg:y1="9.636cm" svg:x2="3.73cm" svg:y2="15.478cm" draw:start-shape="id7" draw:start-glue-point="0" draw:end-shape="id8" draw:end-glue-point="0" svg:d="M53832 9636c0-9736-50102-12657-50102 5842" svg:viewBox="0 0 50103 13539">
          <text:p/>
        </draw:connector>
        <draw:connector draw:style-name="gr12" draw:text-style-name="P1" draw:layer="layout" draw:type="curve" draw:line-skew="6.122cm" svg:x1="53.832cm" svg:y1="31.861cm" svg:x2="3.73cm" svg:y2="23.38cm" draw:start-shape="id7" draw:start-glue-point="2" draw:end-shape="id9" draw:end-glue-point="2" svg:d="M53832 31861c0 10092-50102 14332-50102-8481" svg:viewBox="0 0 50103 16633">
          <text:p/>
        </draw:connector>
        <draw:frame draw:style-name="gr13" draw:text-style-name="P2" draw:layer="layout" svg:width="4.803cm" svg:height="7.62cm" svg:x="51.292cm" svg:y="9.89cm">
          <draw:image xlink:href="Pictures/100002010000042300000690A36B5579B2205E35.png" xlink:type="simple" xlink:show="embed" xlink:actuate="onLoad">
            <text:p/>
          </draw:image>
        </draw:frame>
        <draw:custom-shape draw:style-name="gr14" draw:text-style-name="P10" xml:id="id10" draw:id="id10" draw:layer="layout" svg:width="4.699cm" svg:height="2.032cm" svg:x="51.524cm" svg:y="17.944cm">
          <text:p text:style-name="P2"><text:span text:style-name="T1">Livest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7" draw:id="id7" draw:layer="layout" svg:width="7.874cm" svg:height="22.225cm" svg:x="49.895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line" svg:x1="53.873cm" svg:y1="19.976cm" svg:x2="53.895cm" svg:y2="24.495cm" draw:start-shape="id10" draw:start-glue-point="2" draw:end-shape="id11" draw:end-glue-point="0" svg:d="M53873 19976l22 4519" svg:viewBox="0 0 23 45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7:15:57.410093625</meta:creation-date>
    <dc:date>2018-05-30T22:06:18.634736754</dc:date>
    <meta:editing-duration>PT6M10S</meta:editing-duration>
    <meta:editing-cycles>3</meta:editing-cycles>
    <meta:generator>LibreOffice/6.0.4.2$Linux_X86_64 LibreOffice_project/00m0$Build-2</meta:generator>
    <meta:document-statistic meta:object-count="32"/>
  </office:meta>
</office:document-meta>
</file>